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4.436cm"/>
    </style:style>
    <style:style style:name="co3" style:family="table-column">
      <style:table-column-properties fo:break-before="auto" style:column-width="7.765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1.298cm"/>
    </style:style>
    <style:style style:name="co6" style:family="table-column">
      <style:table-column-properties fo:break-before="auto" style:column-width="8.8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743cm" fo:break-before="auto" style:use-optimal-row-height="true"/>
    </style:style>
    <style:style style:name="ro5" style:family="table-row">
      <style:table-row-properties style:row-height="1.415cm" fo:break-before="auto" style:use-optimal-row-height="false"/>
    </style:style>
    <style:style style:name="ro6" style:family="table-row">
      <style:table-row-properties style:row-height="1.787cm" fo:break-before="auto" style:use-optimal-row-height="true"/>
    </style:style>
    <style:style style:name="ro7" style:family="table-row">
      <style:table-row-properties style:row-height="1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row table:style-name="ro1">
          <table:table-cell table:style-name="Default" table:number-columns-repeated="6"/>
        </table:table-row>
        <table:table-row table:style-name="ro2">
          <table:table-cell table:style-name="Default"/>
          <table:table-cell table:style-name="ce3" office:value-type="string">
            <text:p>malarm テスト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概要</text:p>
          </table:table-cell>
          <table:table-cell table:style-name="ce1" office:value-type="string">
            <text:p>操作</text:p>
          </table:table-cell>
          <table:table-cell table:style-name="ce1" office:value-type="string">
            <text:p>自動化可能か?</text:p>
          </table:table-cell>
          <table:table-cell table:style-name="ce1" office:value-type="string">
            <text:p>結果</text:p>
          </table:table-cell>
          <table:table-cell table:style-name="ce1" office:value-type="string">
            <text:p>備考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起動</text:p>
          </table:table-cell>
          <table:table-cell office:value-type="string">
            <text:p>アプリケーションのアイコンを押して起動することを確認する。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ウィジェット配置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アラーム動作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メモリ不足後のアラーム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メモリ不足後の状態</text:p>
          </table:table-cell>
          <table:table-cell office:value-type="string">
            <text:p>アラームをセットする</text:p>
            <text:p>ホーム画面にもどり音楽が聴こえなくなるまで他のアプリケーションを多数起動する</text:p>
            <text:p>アラームが鳴ることを確認する</text:p>
          </table:table-cell>
          <table:table-cell table:number-columns-repeated="3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バイブレーション</text:p>
          </table:table-cell>
          <table:table-cell office:value-type="string">
            <text:p>バイブレーションを有効にして、アラームをセットする</text:p>
            <text:p>電源ボタンを軽く押す</text:p>
            <text:p>アラーム時に震えることを確認する</text:p>
          </table:table-cell>
          <table:table-cell table:number-columns-repeated="2"/>
          <table:table-cell office:value-type="string">
            <text:p>現状、アラーム時には震えない。電源ボタンを押してロック画面を表示すると、震えるが放っておくと止まる。</text:p>
            <text:p>震えが止まる前にロックを解除すると震えが継続する。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設定</text:p>
          </table:table-cell>
          <table:table-cell office:value-type="string">
            <text:p>TODO: 書く</text:p>
          </table:table-cell>
          <table:table-cell table:number-columns-repeated="3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美女linuxのiframe部分</text:p>
          </table:table-cell>
          <table:table-cell office:value-type="string">
            <text:p>美女linuxを表示するように設定する</text:p>
            <text:p>下の横にスクロールしている画像をクリックしたときに、WebViewに内容が表示されることを確認する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プレイリスト</text:p>
          </table:table-cell>
          <table:table-cell office:value-type="string">
            <text:p>TODO: 書く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Backボタンで履歴を戻る</text:p>
          </table:table-cell>
          <table:table-cell office:value-type="string">
            <text:p>WebView内のリンクをクリックする</text:p>
          </table:table-cell>
          <table:table-cell table:number-columns-repeated="3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省電力</text:p>
          </table:table-cell>
          <table:table-cell office:value-type="string">
            <text:p>アプリケーションが非表示のときにコンテンツを読み込まない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3">
          <table:table-cell office:value-type="float" office:value="25">
            <text:p>25</text:p>
          </table:table-cell>
          <table:table-cell table:number-columns-repeated="4"/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2011/11/13</text:date>, <text:time>09:55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3T09:38:12</meta:creation-date>
    <dc:date>2011-11-13T09:55:59</dc:date>
    <meta:editing-duration>PT17M51S</meta:editing-duration>
    <meta:editing-cycles>3</meta:editing-cycles>
    <meta:generator>OpenOffice.org/3.3$Unix OpenOffice.org_project/330m20$Build-9567</meta:generator>
    <meta:document-statistic meta:table-count="3" meta:cell-count="53" meta:object-count="0"/>
  </office:meta>
</office:document-meta>
</file>